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41d" officeooo:paragraph-rsid="0009841d"/>
    </style:style>
    <style:style style:name="P2" style:family="paragraph" style:parent-style-name="Standard">
      <style:text-properties officeooo:rsid="000a231b" officeooo:paragraph-rsid="0009841d"/>
    </style:style>
    <style:style style:name="P3" style:family="paragraph" style:parent-style-name="Standard">
      <style:text-properties officeooo:rsid="000a231b" officeooo:paragraph-rsid="000a231b"/>
    </style:style>
    <style:style style:name="P4" style:family="paragraph" style:parent-style-name="Standard">
      <style:text-properties officeooo:rsid="000c11b3" officeooo:paragraph-rsid="000c11b3"/>
    </style:style>
    <style:style style:name="P5" style:family="paragraph" style:parent-style-name="Standard">
      <style:text-properties officeooo:rsid="000c8517" officeooo:paragraph-rsid="000c8517"/>
    </style:style>
    <style:style style:name="P6" style:family="paragraph" style:parent-style-name="Standard">
      <style:text-properties officeooo:rsid="000dcce1" officeooo:paragraph-rsid="000dcce1"/>
    </style:style>
    <style:style style:name="P7" style:family="paragraph" style:parent-style-name="Standard">
      <style:text-properties officeooo:rsid="000e5eec" officeooo:paragraph-rsid="000e5eec"/>
    </style:style>
    <style:style style:name="P8" style:family="paragraph" style:parent-style-name="Standard">
      <style:text-properties officeooo:rsid="000f8fa0" officeooo:paragraph-rsid="000f8fa0"/>
    </style:style>
    <style:style style:name="P9" style:family="paragraph" style:parent-style-name="Standard">
      <style:text-properties officeooo:rsid="000fda90" officeooo:paragraph-rsid="000fda90"/>
    </style:style>
    <style:style style:name="P10" style:family="paragraph" style:parent-style-name="Standard">
      <style:text-properties officeooo:rsid="00116ea0" officeooo:paragraph-rsid="00116ea0"/>
    </style:style>
    <style:style style:name="P11" style:family="paragraph" style:parent-style-name="Standard">
      <style:text-properties officeooo:rsid="00128673" officeooo:paragraph-rsid="00128673"/>
    </style:style>
    <style:style style:name="T1" style:family="text">
      <style:text-properties officeooo:rsid="000fda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</text:p>
      <text:p text:style-name="P1"/>
      <text:p text:style-name="P1">Hipotàlem-hipòfisi</text:p>
      <text:p text:style-name="P1"/>
      <text:p text:style-name="P2"/>
      <text:p text:style-name="P3">Hipofisi reposa sobre la silla turca. <text:s/>(esfenoides) </text:p>
      <text:p text:style-name="P3"/>
      <text:p text:style-name="P3">bossa de ratke. part posterior, neurohipofisi, part anterior, adenohipofisi. la primera axons, la segona cel·lular. </text:p>
      <text:p text:style-name="P3"/>
      <text:p text:style-name="P3">hipotàlem: gran centre coordinador </text:p>
      <text:p text:style-name="P3"/>
      <text:p text:style-name="P3">rep aferències de SNC i pren decisions, i ho fa perquè té molts nuclis hipotalàmics i centres de regulació. control del metabolisme del aigua (neurohipofisi...) </text:p>
      <text:p text:style-name="P3"/>
      <text:p text:style-name="P3">endocrina dels factors hipotalàmics </text:p>
      <text:p text:style-name="P3"/>
      <text:p text:style-name="P3"/>
      <text:p text:style-name="P3">oxitocina: crh, trh, somatostatina al nucli paraventricular </text:p>
      <text:p text:style-name="P3"/>
      <text:p text:style-name="P3">moltes parts, mirar diagrama si no hi ha mes explicacions aqui</text:p>
      <text:p text:style-name="P3"/>
      <text:p text:style-name="P3"/>
      <text:p text:style-name="P3"/>
      <text:p text:style-name="P3">snc -&gt; hipotalem -&gt; adenohipofisi -&gt; glandula endocrina periferica -&gt; hormones glandula periferica</text:p>
      <text:p text:style-name="P3"/>
      <text:p text:style-name="P3">snc -&gt; hipotalem -&gt; hormones de secrecio neuroendocrina (neurohipofisi)</text:p>
      <text:p text:style-name="P3"/>
      <text:p text:style-name="P3"/>
      <text:p text:style-name="P3">hipotalem: neurohormones o factors hipotalàmics </text:p>
      <text:p text:style-name="P3">(son neurohormones i no neurotransmissors perquè les hormones s’alliberen al torrent circulatori) </text:p>
      <text:p text:style-name="P3">- neurohormones</text:p>
      <text:p text:style-name="P3"><text:tab/>TRH</text:p>
      <text:p text:style-name="P3"><text:tab/>GHRH</text:p>
      <text:p text:style-name="P3"><text:tab/>CRH</text:p>
      <text:p text:style-name="P3"><text:tab/>GnRH</text:p>
      <text:p text:style-name="P3"><text:tab/>PRLH</text:p>
      <text:p text:style-name="P3"><text:tab/>Dopamina</text:p>
      <text:p text:style-name="P3"><text:tab/>...</text:p>
      <text:p text:style-name="P3"/>
      <text:p text:style-name="P3">Secreció pulsàtil, petites concentracions: up-regulation heteròloga del receptor</text:p>
      <text:p text:style-name="P3">Pèptids (excepte dopamina) </text:p>
      <text:p text:style-name="P3">Actuen sobre receptors transmembrana units a una proteïna G</text:p>
      <text:p text:style-name="P3"><text:tab/>Gs (CRH, GHRH)</text:p>
      <text:p text:style-name="P3"><text:tab/>Gq (TRH, GnRH)</text:p>
      <text:p text:style-name="P3">Son estimuladores o inhibidores de la secreció od’hormones de la adenohipofisi (dopamina i somatostatina inhibidors) </text:p>
      <text:p text:style-name="P3">Sotmeses a mecanismes de feedback </text:p>
      <text:p text:style-name="P3"/>
      <text:p text:style-name="P4">sobre cells corticotropes -&gt; CTH -&gt; suprarrenal -&gt; cortisol</text:p>
      <text:p text:style-name="P4"/>
      <text:p text:style-name="P4"/>
      <text:p text:style-name="P4"><text:soft-page-break/>vasos portals: adenohipofisi te cells derivades de la bossa de ratke </text:p>
      <text:p text:style-name="P4">neurohipofisi s’allibera directament al torrent circulatori </text:p>
      <text:p text:style-name="P4"/>
      <text:p text:style-name="P4"/>
      <text:p text:style-name="P4">IGF: insulin growth factor</text:p>
      <text:p text:style-name="P4"/>
      <text:p text:style-name="P4"/>
      <text:p text:style-name="P4"/>
      <text:p text:style-name="P4">Adenohipofisi</text:p>
      <text:p text:style-name="P4">hormones</text:p>
      <text:p text:style-name="P4">- proteines </text:p>
      <text:p text:style-name="P4"><text:tab/>sequencia unica</text:p>
      <text:p text:style-name="P4"><text:tab/>o dues subunitats (alfa i beta) unides per enllaços no covalents, inactives quan separades</text:p>
      <text:p text:style-name="P4"/>
      <text:p text:style-name="P4">secreció normalment pulsatil</text:p>
      <text:p text:style-name="P4"><text:tab/>associat als polsos del hipotalem, segunt secreció dels factors hipotalamics</text:p>
      <text:p text:style-name="P4"><text:tab/>rapida</text:p>
      <text:p text:style-name="P4">- ritme circadià (nucli supraquiasmatic supraoptic) </text:p>
      <text:p text:style-name="P4">- receptor transmembrana </text:p>
      <text:p text:style-name="P4"><text:tab/>la majoria actuen amb proteina G</text:p>
      <text:p text:style-name="P4"><text:tab/>localitzacio variable segons hormona</text:p>
      <text:p text:style-name="P4">- sotmesa a mecanismes de feedback </text:p>
      <text:p text:style-name="P4"/>
      <text:p text:style-name="P5">hipotalem tambe tira amb ritme circadià</text:p>
      <text:p text:style-name="P5"/>
      <text:p text:style-name="P5"/>
      <text:p text:style-name="P5">-&gt; mes crh -&gt; mes acth -&gt; cortisol </text:p>
      <text:p text:style-name="P5">un cop tot va be, es bloqueja tot aixo </text:p>
      <text:p text:style-name="P5"/>
      <text:p text:style-name="P5"/>
      <text:p text:style-name="P5">GROWTH HORMONE</text:p>
      <text:p text:style-name="P5">GH pic en les primeres hores de son, exercici i post-ingesta</text:p>
      <text:p text:style-name="P5">cal coneixer els estimuls de secrecio hormonal per poder usar els eixos</text:p>
      <text:p text:style-name="P5"/>
      <text:p text:style-name="P5">GH: </text:p>
      <text:p text:style-name="P5">funció</text:p>
      <text:p text:style-name="P5">- creixement de quasi tots els teixits del cos</text:p>
      <text:p text:style-name="P5"><text:tab/>augment del nombre i mida cell, nombre de mitosi (de forma indirecta, amb IGF1), diferentació cell</text:p>
      <text:p text:style-name="P5">- metabolisme energètic</text:p>
      <text:p text:style-name="P5"><text:tab/>afavoreix us de glucosa teixits glucodepenents en dejú</text:p>
      <text:p text:style-name="P5"><text:tab/>anabolisme proteic</text:p>
      <text:p text:style-name="P5"><text:tab/>catabolisme de lípids (degradació) </text:p>
      <text:p text:style-name="P5"/>
      <text:p text:style-name="P5"/>
      <text:p text:style-name="P5">1: dimeritzar receptors (recordem que pot ser contraproduent)</text:p>
      <text:p text:style-name="P5">2: activitat TK no intrinseca (JAK-2)</text:p>
      <text:p text:style-name="P5"/>
      <text:p text:style-name="P5">JAK quinasa fosforila jak2 i posa en marxa rutes de senyalització intracitosòliques (MAP quinases i PI3K)</text:p>
      <text:p text:style-name="P5"/>
      <text:p text:style-name="P5">sistema JAK-STAT : unio hormona-receptor, fosforila JAK2, es formen homodimers (STAT) </text:p>
      <text:p text:style-name="P5"><text:soft-page-break/>dos STAT formen homodimers i es poden posar sobre seq especificques de DNA per inhibir o activar</text:p>
      <text:p text:style-name="P5"/>
      <text:p text:style-name="P5"/>
      <text:p text:style-name="P5">GH: com actua?</text:p>
      <text:p text:style-name="P5"><text:tab/>- DIrecte (accions metaboliques) </text:p>
      <text:p text:style-name="P5"><text:tab/><text:tab/>teixit adipos i fetge </text:p>
      <text:p text:style-name="P5"><text:tab/>- Indirecte amb IGH1 (accions creixement i sintesi) </text:p>
      <text:p text:style-name="P5"><text:tab/><text:tab/>proteina de 70 aa</text:p>
      <text:p text:style-name="P5"><text:tab/><text:tab/><text:tab/>hormona de sintesi hepatica (75%) sota estimul de la GH amb accio endocrina</text:p>
      <text:p text:style-name="P5"><text:tab/><text:tab/><text:tab/>factor creixement sintesi local amb accio autocrina/paracrina (cells poden sintetitzar-les al os per creixer) </text:p>
      <text:p text:style-name="P5"><text:tab/><text:tab/>receptor transmembrana similar a insulina (dues subunitats) </text:p>
      <text:p text:style-name="P5"><text:tab/><text:tab/>proteina transportadora (IGBP-3)</text:p>
      <text:p text:style-name="P5"><text:tab/><text:tab/><text:tab/>unio estable. nivells mes estables en plasma que GH</text:p>
      <text:p text:style-name="P5"><text:tab/><text:tab/><text:tab/>allarga el seu temps de vida mitja (20H per IGH1, mentre que GH té 2h) </text:p>
      <text:p text:style-name="P5"/>
      <text:p text:style-name="P5"/>
      <text:p text:style-name="P6">GH</text:p>
      <text:p text:style-name="P6">estimulada per: </text:p>
      <text:p text:style-name="P6"><text:tab/>aguda</text:p>
      <text:p text:style-name="P6"><text:tab/><text:tab/>hipoglucemia</text:p>
      <text:p text:style-name="P6"><text:tab/><text:tab/>exercici</text:p>
      <text:p text:style-name="P6"><text:tab/><text:tab/>altres: disminucio acids grassos lliures, ingesta proteica, estres emocional i fisic </text:p>
      <text:p text:style-name="P6"><text:tab/>cronica</text:p>
      <text:p text:style-name="P6"><text:tab/><text:tab/>deficit proteic i deju llarga</text:p>
      <text:p text:style-name="P6"><text:tab/><text:tab/><text:tab/>resistencia hepatica a la GH: GH elevada i IGF-1 baixa</text:p>
      <text:p text:style-name="P6"/>
      <text:p text:style-name="P6">normalment GH serveix per creixer, pero a nivell de deju tenim els GH alts i ens permet accions metaboliques. a mes, tenim resistencia hepatica a la GH, i per tant no es pot sintetitzar IGF-1</text:p>
      <text:p text:style-name="P6"/>
      <text:p text:style-name="P6">Inhibida per: </text:p>
      <text:p text:style-name="P6"><text:tab/>somatotstatina (hipotalem) </text:p>
      <text:p text:style-name="P6"><text:tab/>augment de la IGF-1 en sang</text:p>
      <text:p text:style-name="P6"/>
      <text:p text:style-name="P6"/>
      <text:p text:style-name="P7">mecanisme regulacio hipotalamica. </text:p>
      <text:p text:style-name="P7">doble mecanisme hipotalamic de regulacio </text:p>
      <text:p text:style-name="P7"/>
      <text:p text:style-name="P7">- estimulador: GHRH </text:p>
      <text:p text:style-name="P7">- inhibidor: SOMATOSTATINA </text:p>
      <text:p text:style-name="P7"/>
      <text:p text:style-name="P7">no actuen de forma competitiva, sino amb dos receptors diferents a la somatotropa</text:p>
      <text:p text:style-name="P7">GHRH-GS -&gt; ampciclic</text:p>
      <text:p text:style-name="P7">somatostatina -| ampciclic</text:p>
      <text:p text:style-name="P7"/>
      <text:p text:style-name="P7">exercici + hipotalem + ghrh + hipofisi + GH -&gt; fetge i altres teixits -&gt; IGF-1</text:p>
      <text:p text:style-name="P7"/>
      <text:p text:style-name="P7">IGF-1 - Hipofisi </text:p>
      <text:p text:style-name="P7">IGF-1 + hipotalem </text:p>
      <text:p text:style-name="P7">GH - hipotalem </text:p>
      <text:p text:style-name="P7"><text:soft-page-break/>SMS - hipofisi</text:p>
      <text:p text:style-name="P7"/>
      <text:p text:style-name="P7"/>
      <text:p text:style-name="P7">gh: </text:p>
      <text:p text:style-name="P7">- sempre es sintetitza </text:p>
      <text:p text:style-name="P7"><text:tab/>en el vell la secrecio es el 25% d’un jove</text:p>
      <text:p text:style-name="P7">secrecio pulsatil en cicle circadia</text:p>
      <text:p text:style-name="P7"/>
      <text:p text:style-name="P7"/>
      <text:p text:style-name="P7">accions metaboliques</text:p>
      <text:p text:style-name="P7">- carbohidrats: disminueix captacio de glucosa per cells extrahepatiques i disminueix us com a font d’energia </text:p>
      <text:p text:style-name="P7">- augmenta la gluconeogenesi hepatica (amb glicerol) -&gt; assegura aport de glucosa als organs glucodepenents (SNC) </text:p>
      <text:p text:style-name="P7"/>
      <text:p text:style-name="P7">proteina: </text:p>
      <text:p text:style-name="P7">- augmenta sintesi porteica i dismuneix el seu catabolisme (balanç nitrogenat positiu </text:p>
      <text:p text:style-name="P7">- augmenta de la fat free mass</text:p>
      <text:p text:style-name="P7"/>
      <text:p text:style-name="P7">greix: </text:p>
      <text:p text:style-name="P7">- augmenta hidrolisi triglicerids i sortida d’acids grassos del teixit adipos (estimula lipasa hormona sensible) </text:p>
      <text:p text:style-name="P7"/>
      <text:p text:style-name="P7"/>
      <text:p text:style-name="P7">GH</text:p>
      <text:p text:style-name="P7">- creix de l’os llarg fins que es trenca la epifisi</text:p>
      <text:p text:style-name="P7"><text:tab/>afavoreix primer el diposit de cartilag nou i després la seva ossificació</text:p>
      <text:p text:style-name="P7"/>
      <text:p text:style-name="P7">- creix os esponjos i parts toves</text:p>
      <text:p text:style-name="P7"><text:tab/>estimula els osteoblasts del periosti, creixement del cartilag, teixit connectiu </text:p>
      <text:p text:style-name="P7"/>
      <text:p text:style-name="P7"/>
      <text:p text:style-name="P7">gegantisme prepuberal: epifisi oberta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L</text:p>
      <text:p text:style-name="P7">prolactina</text:p>
      <text:p text:style-name="P7"/>
      <text:p text:style-name="P7">- proteina de cadena unica de 199 aa amb tres ponts disulfur</text:p>
      <text:p text:style-name="P7"><text:tab/>similar <text:s/>GH </text:p>
      <text:p text:style-name="P7"/>
      <text:p text:style-name="P7">funcio: </text:p>
      <text:p text:style-name="P7"><text:tab/>desenvolupament de mames i sintesis de llet (mamogenesi, lactogenes, galactogenesi) </text:p>
      <text:p text:style-name="P7">en home i dona no embarassat, inhibida. </text:p>
      <text:p text:style-name="P7"/>
      <text:p text:style-name="P7">sintetitzar llet es car, ha d’estar inhibida. </text:p>
      <text:p text:style-name="P7"/>
      <text:p text:style-name="P7"/>
      <text:p text:style-name="P7"/>
      <text:p text:style-name="P7"/>
      <text:p text:style-name="P8">Secreció.</text:p>
      <text:p text:style-name="P8">- Pulsàtil</text:p>
      <text:p text:style-name="P8">- Inhibida per la secreció hipotalàmica de dopamina </text:p>
      <text:p text:style-name="P8">- Estimulada</text:p>
      <text:p text:style-name="P8"><text:tab/>estrogens (sobretot en pubertat i embaras)</text:p>
      <text:p text:style-name="P8"><text:tab/><text:tab/>efecte sobre les cells lactotropes i augment de secreció PRL (a nivell mamari) </text:p>
      <text:p text:style-name="P8"><text:tab/><text:tab/>up-regulation heterologa dels receptors de PRL</text:p>
      <text:p text:style-name="P8"><text:tab/>prolactin release factor (posparto)</text:p>
      <text:p text:style-name="P8"><text:tab/>altres</text:p>
      <text:p text:style-name="P8"><text:tab/><text:tab/>estimulacio del mugro, estres...</text:p>
      <text:p text:style-name="P8"/>
      <text:p text:style-name="P8"/>
      <text:p text:style-name="P8">PRL: </text:p>
      <text:p text:style-name="P8">- unica hormona inhibida habitualment per dopamina (fisiologicament)</text:p>
      <text:p text:style-name="P8"/>
      <text:p text:style-name="P8"/>
      <text:p text:style-name="P8">neurohipofisi<text:line-break/>- alliberacio de 2 hormones</text:p>
      <text:p text:style-name="P8"><text:tab/>ADH: hormona antidiuretica o vasopresina </text:p>
      <text:p text:style-name="P8"><text:tab/><text:tab/>evitar perdua aigua </text:p>
      <text:p text:style-name="P8"><text:tab/><text:tab/>a concentraions altes: vasoconstricció</text:p>
      <text:p text:style-name="P8"><text:tab/>neurones del nucli sipraquiasmatic (supraoptic) hipotalamic</text:p>
      <text:p text:style-name="P8"/>
      <text:p text:style-name="P8"><text:tab/>OCT: oxitocina </text:p>
      <text:p text:style-name="P8"><text:tab/><text:tab/>contraccio del uter durant el part i facilitar expulsio de la llet durant la lactancia. </text:p>
      <text:p text:style-name="P8"><text:tab/><text:tab/>neurones del nucli paraventricular hipotalamic</text:p>
      <text:p text:style-name="P8"/>
      <text:p text:style-name="P8">son peptids molt similars, nomes canvien en dos amoniacids. </text:p>
      <text:p text:style-name="P8"/>
      <text:p text:style-name="P8"/>
      <text:p text:style-name="P8">ADH: nucli supraoptic</text:p>
      <text:p text:style-name="P8">SET (sed) + OSMr: nucli preoptic</text:p>
      <text:p text:style-name="P8">Oxitocina: nucli paraventricular </text:p>
      <text:p text:style-name="P8"/>
      <text:p text:style-name="P8"/>
      <text:p text:style-name="P8"/>
      <text:p text:style-name="P8"/>
      <text:p text:style-name="P8"><text:soft-page-break/>a nivell endocri, oxitocina i adh es sintetitzen com a preprohormones. </text:p>
      <text:p text:style-name="P8">neurofisina I o II </text:p>
      <text:p text:style-name="P8"/>
      <text:p text:style-name="P8">hormona = ADH o OXT</text:p>
      <text:p text:style-name="P8"/>
      <text:p text:style-name="P8">senyal + hormona + meurofisina + glicopeptid (copeptina) </text:p>
      <text:p text:style-name="P8">gen te un parell d’introns</text:p>
      <text:p text:style-name="P8"/>
      <text:p text:style-name="P8">rna = el mencionat - introns </text:p>
      <text:p text:style-name="P8"/>
      <text:p text:style-name="P8">prohormona = tot menys senyal i introns</text:p>
      <text:p text:style-name="P8"/>
      <text:p text:style-name="P8">easy nigga</text:p>
      <text:p text:style-name="P8"/>
      <text:p text:style-name="P8"/>
      <text:p text:style-name="P8"/>
      <text:p text:style-name="P9">equilibri hidric (receptors) </text:p>
      <text:p text:style-name="P9">- osmorreceptors (podria ser una neurona): </text:p>
      <text:p text:style-name="P9"><text:tab/>- hipotalem: nucli preoptic</text:p>
      <text:p text:style-name="P9"><text:tab/>- molt sensible: resposta precoç (a partir d’increments d’osmolaritats del 1%) </text:p>
      <text:p text:style-name="P9"/>
      <text:p text:style-name="P9">- barorreceptors (volum i tensió) </text:p>
      <text:p text:style-name="P8"><text:tab/>- <text:span text:style-name="T1">auricula, aorta, si carotidi, vasos pulmonars</text:span></text:p>
      <text:p text:style-name="P8"><text:tab/>- <text:span text:style-name="T1">excitats per elongació vas</text:span></text:p>
      <text:p text:style-name="P8"><text:tab/>- <text:span text:style-name="T1">resposta mes tardana que els osmorreceptors pero mes potents </text:span></text:p>
      <text:p text:style-name="P8"><text:tab/><text:tab/><text:span text:style-name="T1">a partir de dismunicio 5% volemia i 15% tensio</text:span></text:p>
      <text:p text:style-name="P8"><text:tab/>- <text:span text:style-name="T1">la informacio arriba añ SNC i a l’hipotalem per via dels parells cranials IX i X</text:span></text:p>
      <text:p text:style-name="P9">(no es troba al hipotalem) </text:p>
      <text:p text:style-name="P9"/>
      <text:p text:style-name="P10">ADH: tubul colector renal impermeable al aigua.</text:p>
      <text:p text:style-name="P10">alliberem osmorreceptor -&gt; ADH -&gt; actua a nivell renal (gs, ampc protein quinasa a) i proteines transportadores d’aigua es posen a la membrana tubular i aixi entra aigua, recupera osmolar, i un cop ho ha fet internalitza aquaporines. un cop va guai, osmorreceptor deixa d’informar i tornem a situacio basal</text:p>
      <text:p text:style-name="P10"/>
      <text:p text:style-name="P10">important eprque podem concentrar la orina de 50 a 1300 mOsm / Kg</text:p>
      <text:p text:style-name="P10"/>
      <text:p text:style-name="P10"/>
      <text:p text:style-name="P10">vaig al bar d’avall i menjo maionesa. diarrea i vomits. primer </text:p>
      <text:p text:style-name="P10">1: deshidratació</text:p>
      <text:p text:style-name="P10">2: osmp -&gt; osmorreceptors del nucli preoptic </text:p>
      <text:p text:style-name="P10">3: allibera adh supraquiasmatic</text:p>
      <text:p text:style-name="P10">4: estimula centre de la set</text:p>
      <text:p text:style-name="P10">5: beure aigua i retenir </text:p>
      <text:p text:style-name="P10">osmorreceptor i centre de la set estimulen alhora</text:p>
      <text:p text:style-name="P10">6: si segueix, baixa tensio arterial i volum intravascular</text:p>
      <text:p text:style-name="P10">7: barorreceptors detecten</text:p>
      <text:p text:style-name="P10">8: alliberacio alta de ADH que també vasoconstreu els teixits no importants (pell, palid i blanc) </text:p>
      <text:p text:style-name="P10"/>
      <text:p text:style-name="P10"/>
      <text:p text:style-name="P11"/>
      <text:p text:style-name="P11"/>
      <text:p text:style-name="P11"><text:soft-page-break/>Sortim per la nit: bevedors de cervesa:</text:p>
      <text:p text:style-name="P11">- no parem de pixar quan bevem cervesa perque l’alcohol inhibeix ADH </text:p>
      <text:p text:style-name="P11"><text:tab/>(ens deshidrata) 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1:01:41.453152452</meta:creation-date>
    <dc:date>2025-02-21T12:01:34.947693971</dc:date>
    <meta:editing-duration>PT49M1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7" meta:paragraph-count="185" meta:word-count="1222" meta:character-count="8101" meta:non-whitespace-character-count="6893"/>
  </office:meta>
</office:document-meta>
</file>